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 office:value-type="string">
            <text:p>It's been nothing but commotion after
commotion, lately.</text:p>
          </table:table-cell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 office:value-type="string">
            <text:p>What now, should I lock myself up at home?</text:p>
          </table:table-cell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 office:value-type="string">
            <text:p>That voice just now has me shaking like a leaf...</text:p>
          </table:table-cell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